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0" fo:widows="0" fo:text-indent="0in" style:auto-text-indent="false"/>
    </style:style>
    <style:style style:name="P2" style:family="paragraph" style:parent-style-name="Standard">
      <style:paragraph-properties fo:margin-left="0in" fo:margin-right="0in" fo:orphans="0" fo:widows="0" fo:text-indent="0in" style:auto-text-indent="false"/>
      <style:text-properties officeooo:paragraph-rsid="00118dc8"/>
    </style:style>
    <style:style style:name="P3" style:family="paragraph" style:parent-style-name="Standard">
      <style:paragraph-properties fo:margin-left="0in" fo:margin-right="0in" fo:orphans="0" fo:widows="0" fo:text-indent="0in" style:auto-text-indent="false"/>
      <style:text-properties style:font-name="Cambria" fo:language="fr" fo:country="FR" style:font-name-complex="Cambria1"/>
    </style:style>
    <style:style style:name="P4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font-name="Cambria" fo:language="fr" fo:country="FR" style:font-name-complex="Cambria1"/>
    </style:style>
    <style:style style:name="P5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</style:style>
    <style:style style:name="P6" style:family="paragraph" style:parent-style-name="Standard">
      <style:paragraph-properties fo:margin-left="0in" fo:margin-right="0in" fo:text-align="justify" style:justify-single-word="false" fo:orphans="0" fo:widows="0" fo:text-indent="0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orphans="0" fo:widows="0" fo:text-indent="0in" style:auto-text-indent="false"/>
      <style:text-properties officeooo:paragraph-rsid="00118dc8"/>
    </style:style>
    <style:style style:name="P8" style:family="paragraph" style:parent-style-name="Standard">
      <style:paragraph-properties fo:margin-left="0in" fo:margin-right="0in" fo:text-align="justify" style:justify-single-word="false" fo:orphans="0" fo:widows="0" fo:text-indent="0in" style:auto-text-indent="false"/>
      <style:text-properties officeooo:paragraph-rsid="00123b91"/>
    </style:style>
    <style:style style:name="P9" style:family="paragraph" style:parent-style-name="Standard" style:master-page-name="Standard">
      <style:paragraph-properties fo:margin-left="0in" fo:margin-right="0in" fo:orphans="0" fo:widows="0" fo:text-indent="0in" style:auto-text-indent="false" style:page-number="auto"/>
    </style:style>
    <style:style style:name="P10" style:family="paragraph" style:parent-style-name="Quotations" style:master-page-name="">
      <loext:graphic-properties draw:fill="none"/>
      <style:paragraph-properties fo:margin-left="0.5in" fo:margin-right="0.8752in" fo:text-align="justify" style:justify-single-word="false" fo:orphans="2" fo:widows="2" fo:text-indent="0in" style:auto-text-indent="false" style:page-number="auto" style:writing-mode="lr-tb"/>
      <style:text-properties fo:font-size="10.5pt" officeooo:paragraph-rsid="00118dc8" style:font-size-asian="10.5pt" style:font-size-complex="10.5pt"/>
    </style:style>
    <style:style style:name="T1" style:family="text">
      <style:text-properties style:font-name="Cambria" fo:language="fr" fo:country="FR" style:font-name-complex="Cambria1"/>
    </style:style>
    <style:style style:name="T2" style:family="text">
      <style:text-properties style:font-name="Cambria" fo:language="fr" fo:country="FR" officeooo:rsid="00118dc8" style:font-name-complex="Cambria1"/>
    </style:style>
    <style:style style:name="T3" style:family="text">
      <style:text-properties style:font-name="Cambria" fo:language="fr" fo:country="FR" officeooo:rsid="00123b91" style:font-name-complex="Cambria1"/>
    </style:style>
    <style:style style:name="T4" style:family="text">
      <style:text-properties style:font-name="Cambria" fo:language="fr" fo:country="FR" officeooo:rsid="00126801" style:font-name-complex="Cambria1"/>
    </style:style>
    <style:style style:name="T5" style:family="text">
      <style:text-properties style:font-name="Cambria" fo:language="fr" fo:country="FR" fo:font-style="italic" style:font-style-asian="italic" style:font-name-complex="Cambria1"/>
    </style:style>
    <style:style style:name="T6" style:family="text">
      <style:text-properties style:font-name="Cambria" fo:language="fr" fo:country="FR" fo:font-style="italic" style:font-style-asian="italic" style:font-name-complex="Cambria1" style:font-style-complex="italic"/>
    </style:style>
    <style:style style:name="T7" style:family="text">
      <style:text-properties fo:color="#000000" style:font-name="Helvetica" fo:font-size="10pt" style:font-size-asian="10pt"/>
    </style:style>
    <style:style style:name="T8" style:family="text">
      <style:text-properties fo:color="#000000" style:font-name="Helvetica" fo:font-size="10pt" fo:language="fr" fo:country="FR" style:font-size-asian="10pt" style:font-name-complex="Cambri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Guillaume Arse</text:span><text:span text:style-name="T2">ne</text:span><text:span text:style-name="T1">ault <text:line-break/>Adresse : </text:span><text:span text:style-name="T8">7396 St-Denis Montr</text:span><text:span text:style-name="T7">éal , Qc, Canada H2R 2E4</text:span></text:p>
      <text:p text:style-name="P1"><text:span text:style-name="T7"/></text:p>
      <text:p text:style-name="P5"><text:span text:style-name="T1">Confirmation de participation pour la semaine du cinéma de Lanaudière</text:span></text:p>
      <text:p text:style-name="P4"/>
      <text:p text:style-name="P2"><text:span text:style-name="T1">Dans le cadre de « La semaine du cinéma de Lanaudière », je </text:span><text:span text:style-name="T3">participerai</text:span><text:span text:style-name="T1"> à cet évènement avec la présentation d’une œuvre interactive </text:span><text:span text:style-name="T2">intitulé</text:span><text:span text:style-name="T1"> </text:span><text:span text:style-name="T5">VéloKino.</text:span></text:p>
      <text:p text:style-name="P10"><text:span text:style-name="T1">VeloKino est une projection vidéo interactive activée par l'effort de l'usager. <text:s/>Fixées à des fourches inversées, des roues de vélo libérées de la friction du sol permettent d’interagir avec la projection vidéo. Propulsée par l’effort des participants, <text:s/>l'énergie cinétique libérée sert à animer le contenu audiovisuel de l'installation. <text:s/>Inspiré par la poésie entourant les projections à l'aurore du cinéma, textures visuelles de pellicule, <text:s/>animations bouclées, <text:s/>reproduction visuelle du son optique et grains sonores mécaniques constituent l'univers figuratif de l'installation. <text:s/>L'activation synchrone des roues permet l'expérience complète alors que la rotation individuelle des interfaces magnifie la découverte des composantes spécifique à </text:span><text:span text:style-name="T3">la</text:span><text:span text:style-name="T1"> projection. <text:s/></text:span><text:span text:style-name="T2">Ce projet étudie la réinjection cinétique en interactivité dans le cadre d'une maitrise en Média expérimental à l'UQAM.</text:span></text:p>
      <text:p text:style-name="P7"><text:span text:style-name="T1">Cette œuvre sera exposée dans le hall d’entrée du cégep de Joliette et ainsi, tous les étudiants du cégep pourront interagir avec celle-ci.</text:span><text:bookmark text:name="_GoBack"/></text:p>
      <text:p text:style-name="P8"><text:span text:style-name="T1">En tant que membre étudiant d’Hexagram, mon directeur à la maitrise étant Éric Létourneau, je crois grandement </text:span><text:span text:style-name="T2">au rayonnement </text:span><text:span text:style-name="T3">qu'</text:span><text:span text:style-name="T2">occasionnera ce projet.</text:span><text:span text:style-name="T1"> Pour moi et mon collègue Radhanath Gagnon, qui est responsable de cet évènement, le cinéma doit être présenté </text:span><text:span text:style-name="T3">sous</text:span><text:span text:style-name="T1"> plusieurs </text:span><text:span text:style-name="T3">angles y compris par une installation qui met en lumières</text:span><text:span text:style-name="T1"> </text:span><text:span text:style-name="T2">les composante de </text:span><text:span text:style-name="T1">l’image en mouvement </text:span><text:span text:style-name="T3">de</text:span><text:span text:style-name="T1"> </text:span><text:span text:style-name="T3">manière </text:span><text:span text:style-name="T1">interactive <text:s/>.</text:span></text:p>
      <text:p text:style-name="P6"><text:span text:style-name="T1">En plus d’un soutien pour l’installation </text:span><text:span text:style-name="T5">VéloKino</text:span><text:span text:style-name="T1">, nous demandons un support matériel </text:span><text:span text:style-name="T3">afin de permettre la </text:span><text:span text:style-name="T1">création de courts métrages. Cet événement, de type « Maker Space », permettra à une trentaine d’artistes de produire des courts métrages au cours de cette semaine du cinéma, qui aura lieu du 17 au 24 octobre 2015. <text:s/></text:span><text:span text:style-name="T4">Ces courts métrages, <text:s/>en plus d'être des œuvres autonomes, <text:s text:c="2"/>serviront à nourrir la banque d'images en mouvement de l'installation VéloKino créant ainsi une vitrine différentes pour les créateurs et une exploration <text:s/>novatrice de ces images.</text:span></text:p>
      <text:p text:style-name="P6"><text:span text:style-name="T1">Ainsi, nous espérons qu’Hexagram puisse </text:span><text:span text:style-name="T4">participer par le prêt de </text:span><text:span text:style-name="T1">certains équipements </text:span><text:span text:style-name="T4">afin de </text:span><text:span text:style-name="T3">permettre </text:span><text:span text:style-name="T1"><text:s/>l’installation d</text:span><text:span text:style-name="T3">e </text:span><text:span text:style-name="T6">VéloKino</text:span><text:span text:style-name="T1"> </text:span><text:span text:style-name="T4">et </text:span><text:span text:style-name="T1">la création des courts métrages.</text:span></text:p>
      <text:p text:style-name="P6"><text:span text:style-name="T1">Cordialement,</text:span></text:p>
      <text:p text:style-name="P1"><text:span text:style-name="T1">Guillaume Arse</text:span><text:span text:style-name="T2">ne</text:span><text:span text:style-name="T1">ault </text:span></text:p>
      <text:p text:style-name="P3"/>
      <text:p text:style-name="P3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margin-top="0in" fo:margin-bottom="0.139in" loext:contextual-spacing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fr" fo:country="C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229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s ds</meta:initial-creator>
    <meta:editing-cycles>6</meta:editing-cycles>
    <meta:creation-date>2015-05-07T13:27:00</meta:creation-date>
    <dc:date>2015-05-07T11:00:57.431384000</dc:date>
    <meta:editing-duration>PT13M18S</meta:editing-duration>
    <meta:generator>LibreOffice/4.4.2.2$MacOSX_X86_64 LibreOffice_project/c4c7d32d0d49397cad38d62472b0bc8acff48dd6</meta:generator>
    <meta:document-statistic meta:table-count="0" meta:image-count="0" meta:object-count="0" meta:page-count="2" meta:paragraph-count="10" meta:word-count="368" meta:character-count="2482" meta:non-whitespace-character-count="2108"/>
    <meta:user-defined meta:name="AppVersion">14.0000</meta:user-defined>
    <meta:user-defined meta:name="Company">d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